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7" style:family="paragraph" style:parent-style-name="Text_20_body">
      <style:text-properties officeooo:paragraph-rsid="005f9d94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Heading_20_1">
      <style:paragraph-properties fo:break-before="pag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Рисунок">
      <style:paragraph-properties fo:text-align="center" style:justify-single-word="false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2" style:family="paragraph" style:parent-style-name="Text_20_body" style:list-style-name="L1">
      <style:text-properties fo:font-weight="normal" officeooo:rsid="001d1fd5" officeooo:paragraph-rsid="005f9d94" style:font-weight-asian="normal" style:font-size-complex="14pt" style:font-weight-complex="normal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64a97d" style:font-name-asian="Times New Roman1" style:font-weight-asian="bold" style:font-size-complex="14pt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5in" draw:visible-area-height="1.9795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1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9">Лабораторна робота №</text:span><text:span text:style-name="T10">4</text:span></text:p>
      <text:p text:style-name="P11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10"/>
      <text:p text:style-name="P16"><text:span text:style-name="T5">на тему: </text:span><text:span text:style-name="T7">«Використання списків в пролозі. Реалізація завдань лексичного і синтаксичного аналізу з використанням кінцевого і магазинного автоматів.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14">в</text:span>: </text:p>
      <text:p text:style-name="P14">Іванов О.П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8"><text:span text:style-name="T6">Тема. </text:span><text:span text:style-name="T8">Використання списків в пролозі. Реалізація завдань лексичного і синтаксичного аналізу з використанням кінцевого і магазинного автоматів.</text:span></text:p>
      <text:p text:style-name="P17"><text:span text:style-name="T11">Завдання.</text:span><text:span text:style-name="T15"> </text:span><text:span text:style-name="T16">Завдання містить три варіанти з нижче перерахованих завдань:</text:span></text:p>
      <text:list xml:id="list1713208959" text:style-name="L1">
        <text:list-item>
          <text:p text:style-name="P22">необхідно створити список з числових елементів (наприклад, цілі або речові).</text:p>
        </text:list-item>
        <text:list-item>
          <text:p text:style-name="P22">при розпізнаванні ланцюжків символів, послідовності символів необхідно представити за допомогою списків.</text:p>
        </text:list-item>
        <text:list-item>
          <text:p text:style-name="P22">для списку, елементи якого мають різний тип, виконати задану дію.</text:p>
        </text:list-item>
      </text:list>
      <text:p text:style-name="Text_20_body"><text:span text:style-name="T12">Текст програми.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diit_121-ipz_y3_kpz/blob/main/2/src/main.pl" text:style-name="Internet_20_link" text:visited-style-name="Visited_20_Internet_20_Link"><text:span text:style-name="T17">ithub</text:span></text:a></text:p>
      <text:p text:style-name="P3"/>
      <text:h text:style-name="Heading_20_1" text:outline-level="1">Процедура і програма для обробки списків</text:h>
      <text:h text:style-name="Heading_20_1" text:outline-level="1">Постановка завдань лексичного і синтаксичного аналізу. Моделі кінцевого автоматів</text:h>
      <text:h text:style-name="Heading_20_1" text:outline-level="1">Логічні моделі (програми) для вирішення завдань розпізнавання ланцюжків символів, граф переходів - станів</text:h>
      <text:h text:style-name="Heading_20_1" text:outline-level="1">Аналіз результатів і висновки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2T22:52:23.551512291</dc:date>
    <meta:editing-duration>PT2H28M51S</meta:editing-duration>
    <meta:editing-cycles>88</meta:editing-cycles>
    <meta:generator>LibreOffice/7.1.6.2.0$Linux_X86_64 LibreOffice_project/10$Build-2</meta:generator>
    <meta:document-statistic meta:table-count="0" meta:image-count="0" meta:object-count="1" meta:page-count="2" meta:paragraph-count="24" meta:word-count="149" meta:character-count="1199" meta:non-whitespace-character-count="1071"/>
  </office:meta>
</office:document-meta>
</file>